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45fd" officeooo:paragraph-rsid="00170bc4"/>
    </style:style>
    <style:style style:name="P2" style:family="paragraph" style:parent-style-name="Text_20_body">
      <style:text-properties officeooo:rsid="000a45fd" officeooo:paragraph-rsid="0017504e"/>
    </style:style>
    <style:style style:name="P3" style:family="paragraph" style:parent-style-name="Text_20_body" style:list-style-name="L1">
      <style:text-properties officeooo:rsid="00160cd7" officeooo:paragraph-rsid="00160cd7"/>
    </style:style>
    <style:style style:name="P4" style:family="paragraph" style:parent-style-name="Text_20_body" style:list-style-name="L1">
      <style:text-properties officeooo:rsid="00170bc4" officeooo:paragraph-rsid="00170bc4"/>
    </style:style>
    <style:style style:name="P5" style:family="paragraph" style:parent-style-name="Text_20_body" style:list-style-name="L1">
      <style:text-properties officeooo:rsid="0017504e" officeooo:paragraph-rsid="0017504e"/>
    </style:style>
    <style:style style:name="P6" style:family="paragraph" style:parent-style-name="Text_20_body">
      <style:text-properties officeooo:rsid="0017504e" officeooo:paragraph-rsid="0017504e"/>
    </style:style>
    <style:style style:name="P7" style:family="paragraph" style:parent-style-name="Text_20_body" style:list-style-name="L2">
      <style:text-properties officeooo:rsid="0017504e" officeooo:paragraph-rsid="0017504e"/>
    </style:style>
    <style:style style:name="P8" style:family="paragraph" style:parent-style-name="Text_20_body" style:list-style-name="L2">
      <style:text-properties officeooo:rsid="0018bc6b" officeooo:paragraph-rsid="0018bc6b"/>
    </style:style>
    <style:style style:name="P9" style:family="paragraph" style:parent-style-name="Text_20_body">
      <style:text-properties officeooo:paragraph-rsid="0018bc6b"/>
    </style:style>
    <style:style style:name="P10" style:family="paragraph" style:parent-style-name="Text_20_body" style:list-style-name="L2">
      <style:text-properties officeooo:rsid="0018fd90" officeooo:paragraph-rsid="0018fd90"/>
    </style:style>
    <style:style style:name="P11" style:family="paragraph" style:parent-style-name="Text_20_body" style:list-style-name="L1">
      <style:text-properties officeooo:rsid="0018fd90" officeooo:paragraph-rsid="0018fd90"/>
    </style:style>
    <style:style style:name="P12" style:family="paragraph" style:parent-style-name="Heading_20_1">
      <style:paragraph-properties fo:break-before="page"/>
      <style:text-properties officeooo:rsid="000a45fd" officeooo:paragraph-rsid="00160cd7"/>
    </style:style>
    <style:style style:name="P13" style:family="paragraph" style:parent-style-name="Footnote">
      <style:text-properties officeooo:rsid="0017504e" officeooo:paragraph-rsid="0017504e"/>
    </style:style>
    <style:style style:name="T1" style:family="text">
      <style:text-properties officeooo:rsid="00160cd7"/>
    </style:style>
    <style:style style:name="T2" style:family="text">
      <style:text-properties officeooo:rsid="00170bc4"/>
    </style:style>
    <style:style style:name="T3" style:family="text">
      <style:text-properties officeooo:rsid="0017504e"/>
    </style:style>
    <style:style style:name="T4" style:family="text">
      <style:text-properties officeooo:rsid="0018709e"/>
    </style:style>
    <style:style style:name="T5" style:family="text">
      <style:text-properties officeooo:rsid="0018bc6b"/>
    </style:style>
    <style:style style:name="T6" style:family="text">
      <style:text-properties style:font-name="Liberation Serif1" officeooo:rsid="0018bc6b" style:font-name-asian="Liberation Serif1" style:font-name-complex="Liberation Serif1"/>
    </style:style>
    <style:style style:name="T7" style:family="text">
      <style:text-properties officeooo:rsid="000a45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What is VirtualBasic++?</text:h>
      <text:p text:style-name="P1">In a nutshell: VirtualBasic++ is a programming <text:span text:style-name="T1">language</text:span> that compiles into AppleSoft BASIC (the <text:span text:style-name="T1">native</text:span> language of the Apple II line of computers). It adds a lot of the trapping<text:span text:style-name="T2">s</text:span> of higher-level languages such as Java and Python to good old Applesoft. </text:p>
      <text:p text:style-name="P1"><text:span text:style-name="T1">Its main features are:</text:span></text:p>
      <text:list xml:id="list3491746168842679942" text:style-name="L1">
        <text:list-item>
          <text:p text:style-name="P5">No more line numbers. You can use text labels instead.</text:p>
        </text:list-item>
        <text:list-item>
          <text:p text:style-name="P3">Variables can have a declared type, so you no longer need to add type identifiers to variable names (the $ for string variables and % for .integer variables).</text:p>
        </text:list-item>
        <text:list-item>
          <text:p text:style-name="P3">All of the letters in a declared variable are significant. Applesoft only <text:span text:style-name="T3">pays attention to the </text:span>the first two letters of a variable <text:span text:style-name="T3">name</text:span>. So, <text:span text:style-name="T3">it</text:span> considers the variables <text:span text:style-name="Source_20_Text">enemyX</text:span> and <text:span text:style-name="Source_20_Text">enemyY</text:span> to be the same thing. In VirtualBasic++, they are two distinct variables.</text:p>
        </text:list-item>
        <text:list-item>
          <text:p text:style-name="P3">Similarly, VirtualBasic++ doesn't look for keywords within variables. In AppleSoft, you cannot use <text:span text:style-name="Source_20_Text">SCORE</text:span> as a variable name, because it <text:span text:style-name="T3">contains</text:span> the Apple<text:span text:style-name="T3">s</text:span>oft keyword <text:span text:style-name="Source_20_Text">OR</text:span>. <text:span text:style-name="T3">In VirtualBasic++, you can define any name you want.</text:span></text:p>
        </text:list-item>
        <text:list-item>
          <text:p text:style-name="P3">You can tell VirtualBasic++ to treat undeclared variables as an error. This feature helps you catch tricky <text:span text:style-name="T4">bugs</text:span> that can arise from having a typo in a variable name.</text:p>
        </text:list-item>
        <text:list-item>
          <text:p text:style-name="P3">A C-like preprocessor that lets you include other VirtualBasic++ files (handy for creating libraries of functions and other reusable code), define values, and <text:span text:style-name="T2">allow for conditional compilation of code.</text:span></text:p>
        </text:list-item>
        <text:list-item>
          <text:p text:style-name="P4">True functions with (simple) parameter passing and return values.</text:p>
        </text:list-item>
        <text:list-item>
          <text:p text:style-name="P4">Multi-line <text:span text:style-name="Source_20_Text">IF</text:span>… <text:span text:style-name="Source_20_Text"><text:span text:style-name="T3">THEN</text:span></text:span> statements with <text:span text:style-name="Source_20_Text">ELSE</text:span> clauses and <text:span text:style-name="Source_20_Text">SWITCH</text:span> statements.</text:p>
        </text:list-item>
        <text:list-item>
          <text:p text:style-name="P4"><text:span text:style-name="Source_20_Text">REPEAT</text:span>… <text:span text:style-name="Source_20_Text">UNTIL</text:span> and <text:span text:style-name="Source_20_Text">WHILE</text:span>… <text:span text:style-name="Source_20_Text">DO</text:span> loops.</text:p>
        </text:list-item>
        <text:list-item>
          <text:p text:style-name="P5"><text:span text:style-name="Source_20_Text">TRY</text:span>… <text:span text:style-name="Source_20_Text">CATCH</text:span> exception handling blocks for more flexible error trapping and handling.</text:p>
        </text:list-item>
        <text:list-item>
          <text:p text:style-name="P5">Several new operators, including post derement and inrement (<text:span text:style-name="Source_20_Text">--</text:span> and <text:span text:style-name="Source_20_Text">++</text:span>) and plus equals and minus equals (<text:span text:style-name="Source_20_Text">+=</text:span> and <text:span text:style-name="Source_20_Text">-=</text:span>). say goodbye to <text:span text:style-name="Source_20_Text">A=A+1</text:span>!</text:p>
        </text:list-item>
        <text:list-item>
          <text:p text:style-name="P11">You can add comments to your source code with double-slashes (<text:span text:style-name="Source_20_Text">//</text:span>). These comments are not added to the AppleSoft output. </text:p>
        </text:list-item>
      </text:list>
      <text:p text:style-name="P6">All of these features compile into standard AppleSoft<text:note text:id="ftn0" text:note-class="footnote"><text:note-citation>1</text:note-citation><text:note-body><text:p text:style-name="P13">Although the <text:span text:style-name="Source_20_Text">TRY</text:span>… <text:span text:style-name="Source_20_Text">CATCH</text:span> handling relies on a bunch of peeks and poskes that might cause issues, especially if you are compiling the AppleSoft cofe using Beagle Compiler or some other utility. See the chapter on exception handling form more information. </text:p></text:note-body></text:note>. That means your code can run on any Apple II that has AppleSoft, under ProDos or DOS 3.3. You can take advantage of any AppleSoft addons such as ampersand routines.</text:p>
      <text:h text:style-name="Heading_20_1" text:outline-level="1">How Did This Mess Develop?</text:h>
      <text:p text:style-name="P9"><text:span text:style-name="T7">Like many open source projects, VirtualBasic++ started small, as a simple set of changes to an existing project: Loz's VirtualBasic. Loz's original VirtualBasic is designed to help people develop AppleSoft programs using a text editor on a modern computer. It eliminates the need for line numbers, by letting you define labels instead. Instead of </text:span><text:span text:style-name="Source_20_Text">GOSUB 1000</text:span><text:span text:style-name="T1">, you tell your program to </text:span><text:span text:style-name="Source_20_Text"><text:span text:style-name="T1">GOTO ₤MyRoutine</text:span></text:span><text:span text:style-name="T6">.</text:span></text:p>
      <text:p text:style-name="P2"><text:span text:style-name="T1">At first, the changes were pretty minor:</text:span></text:p>
      <text:list xml:id="list6080172248715913029" text:style-name="L2">
        <text:list-item>
          <text:p text:style-name="P7">Replacing special charac<text:span text:style-name="T5">ter used to define a line label. The original VirtualBasic defined this character as the pounds sterling sign (</text:span><text:span text:style-name="T6">₤</text:span><text:span text:style-name="T5">). That isn't a very convenient character for those of us with North American keyboards. So, I changed it to the underscore character (_).</text:span></text:p>
        </text:list-item>
        <text:list-item>
          <text:p text:style-name="P8">VirtualBasic originally asked you for a file to compile interactively. While that's endearingly retro, it makes it impossible to add VirtualBasic to a script that automates building and deploying a project.</text:p>
        </text:list-item>
        <text:list-item>
          <text:p text:style-name="P10">Th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0:30:33.458271546</meta:creation-date>
    <dc:date>2016-07-17T12:21:34.374408349</dc:date>
    <meta:editing-duration>PT10M16S</meta:editing-duration>
    <meta:editing-cycles>5</meta:editing-cycles>
    <meta:generator>LibreOffice/5.0.6.2$Linux_X86_64 LibreOffice_project/00m0$Build-2</meta:generator>
    <meta:document-statistic meta:table-count="0" meta:image-count="0" meta:object-count="0" meta:page-count="1" meta:paragraph-count="23" meta:word-count="549" meta:character-count="3309" meta:non-whitespace-character-count="2794"/>
  </office:meta>
</office:document-meta>
</file>